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officeooo:rsid="001d9cda" officeooo:paragraph-rsid="005411c3" style:font-size-asian="15pt" style:font-size-complex="15pt"/>
    </style:style>
    <style:style style:name="P2" style:family="paragraph" style:parent-style-name="Standard" style:master-page-name="">
      <style:paragraph-properties fo:margin-left="0.3937in" fo:margin-right="0in" fo:text-align="justify" style:justify-single-word="false" fo:text-indent="0in" style:auto-text-indent="false" style:page-number="auto"/>
      <style:text-properties style:font-name="Liberation Serif" officeooo:rsid="0028384d" officeooo:paragraph-rsid="005606d4"/>
    </style:style>
    <style:style style:name="P3" style:family="paragraph" style:parent-style-name="Standard">
      <style:paragraph-properties fo:margin-left="0.3937in" fo:margin-right="0in" fo:text-align="justify" style:justify-single-word="false" fo:text-indent="0in" style:auto-text-indent="false"/>
      <style:text-properties style:font-name="Liberation Serif" officeooo:rsid="001d9cda" officeooo:paragraph-rsid="005411c3"/>
    </style:style>
    <style:style style:name="P4"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Liberation Serif" officeooo:rsid="001d9cda" officeooo:paragraph-rsid="005606d4"/>
    </style:style>
    <style:style style:name="P5" style:family="paragraph" style:parent-style-name="Standard">
      <style:paragraph-properties fo:margin-left="0.3937in" fo:margin-right="0in" fo:text-align="justify" style:justify-single-word="false" fo:text-indent="0in" style:auto-text-indent="false"/>
      <style:text-properties style:font-name="Liberation Serif" officeooo:rsid="001d9cda" officeooo:paragraph-rsid="005606d4"/>
    </style:style>
    <style:style style:name="P6" style:family="paragraph" style:parent-style-name="Standard">
      <style:paragraph-properties fo:margin-left="0.3937in" fo:margin-right="0in" fo:text-align="justify" style:justify-single-word="false" fo:text-indent="0in" style:auto-text-indent="false"/>
      <style:text-properties style:font-name="Liberation Serif" fo:font-weight="bold" officeooo:rsid="001d9cda" officeooo:paragraph-rsid="005411c3" style:font-weight-asian="bold" style:font-weight-complex="bold"/>
    </style:style>
    <style:style style:name="P7" style:family="paragraph" style:parent-style-name="Standard">
      <style:paragraph-properties fo:margin-left="0.3937in" fo:margin-right="0in" fo:text-align="justify" style:justify-single-word="false" fo:text-indent="0in" style:auto-text-indent="false"/>
      <style:text-properties style:font-name="Liberation Serif" officeooo:rsid="003382e9" officeooo:paragraph-rsid="005606d4"/>
    </style:style>
    <style:style style:name="P8"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Liberation Serif" officeooo:rsid="00408a6e" officeooo:paragraph-rsid="005606d4"/>
    </style:style>
    <style:style style:name="P9"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Liberation Serif" officeooo:rsid="004594fc" officeooo:paragraph-rsid="005606d4"/>
    </style:style>
    <style:style style:name="P10"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Liberation Serif" officeooo:rsid="0049e4f3" officeooo:paragraph-rsid="005606d4"/>
    </style:style>
    <style:style style:name="P11"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Arial" fo:font-size="9pt" officeooo:rsid="00479bb8" officeooo:paragraph-rsid="005606d4" style:font-size-asian="9pt" style:font-size-complex="9pt"/>
    </style:style>
    <style:style style:name="P12" style:family="paragraph" style:parent-style-name="Standard">
      <style:paragraph-properties fo:margin-left="0.3543in" fo:margin-right="0in" fo:text-indent="0in" style:auto-text-indent="false"/>
      <style:text-properties style:font-name="Arial" officeooo:rsid="000b96a6" officeooo:paragraph-rsid="005411c3"/>
    </style:style>
    <style:style style:name="P13" style:family="paragraph" style:parent-style-name="Standard" style:master-page-name="">
      <style:paragraph-properties fo:margin-left="0.3543in" fo:margin-right="0in" fo:text-indent="0in" style:auto-text-indent="false" style:page-number="auto"/>
      <style:text-properties style:font-name="Arial" officeooo:rsid="0021ddd4" officeooo:paragraph-rsid="005411c3"/>
    </style:style>
    <style:style style:name="P14" style:family="paragraph" style:parent-style-name="Standard">
      <style:paragraph-properties fo:margin-left="0.4335in" fo:margin-right="0in" fo:text-align="center" style:justify-single-word="false" fo:text-indent="-0.0783in" style:auto-text-indent="false"/>
      <style:text-properties style:font-name="Arial" fo:font-size="16pt" fo:font-weight="bold" officeooo:rsid="000b96a6" officeooo:paragraph-rsid="005411c3" style:font-size-asian="16pt" style:font-weight-asian="bold" style:font-size-complex="16pt" style:font-weight-complex="bold"/>
    </style:style>
    <style:style style:name="P15" style:family="paragraph" style:parent-style-name="Standard" style:master-page-name="">
      <style:paragraph-properties fo:margin-left="0.2362in" fo:margin-right="0in" fo:text-indent="0in" style:auto-text-indent="false" style:page-number="auto"/>
      <style:text-properties style:font-name="Arial" officeooo:rsid="0021ddd4" officeooo:paragraph-rsid="005411c3"/>
    </style:style>
    <style:style style:name="P16" style:family="paragraph" style:parent-style-name="Terminal" style:master-page-name="">
      <style:paragraph-properties style:page-number="auto" fo:keep-with-next="always"/>
    </style:style>
    <style:style style:name="P17" style:family="paragraph" style:parent-style-name="Terminal">
      <style:text-properties officeooo:paragraph-rsid="0056f83e"/>
    </style:style>
    <style:style style:name="P18" style:family="paragraph" style:parent-style-name="Terminal">
      <style:text-properties fo:font-weight="bold" style:font-weight-asian="bold" style:font-weight-complex="bold"/>
    </style:style>
    <style:style style:name="P19" style:family="paragraph" style:parent-style-name="Terminal">
      <style:paragraph-properties fo:keep-with-next="always"/>
    </style:style>
    <style:style style:name="P20" style:family="paragraph" style:parent-style-name="MainTittle">
      <style:text-properties style:font-name="Arial" officeooo:paragraph-rsid="005411c3"/>
    </style:style>
    <style:style style:name="P21" style:family="paragraph" style:parent-style-name="MainTittle">
      <style:text-properties style:font-name="Arial" fo:font-size="15pt" officeooo:rsid="0012e90c" officeooo:paragraph-rsid="005411c3" style:font-size-asian="15pt" style:font-size-complex="15pt"/>
    </style:style>
    <style:style style:name="P22" style:family="paragraph" style:parent-style-name="NumberedTitle-1.">
      <style:text-properties style:font-name="Arial" officeooo:rsid="0056f83e" officeooo:paragraph-rsid="0056f83e"/>
    </style:style>
    <style:style style:name="P23" style:family="paragraph" style:parent-style-name="NumberedTitle-1." style:list-style-name="">
      <style:paragraph-properties fo:text-align="justify" style:justify-single-word="false">
        <style:tab-stops/>
      </style:paragraph-properties>
      <style:text-properties style:font-name="Arial" fo:font-size="9pt" officeooo:rsid="00479bb8" style:font-size-asian="9pt" style:font-size-complex="9pt"/>
    </style:style>
    <style:style style:name="P24" style:family="paragraph" style:parent-style-name="NumberedTitle-1." style:list-style-name="">
      <style:text-properties officeooo:rsid="0059790c" officeooo:paragraph-rsid="0059790c"/>
    </style:style>
    <style:style style:name="P25" style:family="paragraph" style:parent-style-name="NumberedTitle-1." style:list-style-name="">
      <style:paragraph-properties fo:text-align="justify" style:justify-single-word="false">
        <style:tab-stops/>
      </style:paragraph-properties>
      <style:text-properties officeooo:rsid="0059790c" officeooo:paragraph-rsid="0059790c"/>
    </style:style>
    <style:style style:name="P26" style:family="paragraph" style:parent-style-name="NumberedTitle-1.">
      <style:paragraph-properties fo:break-before="page"/>
      <style:text-properties officeooo:rsid="0059790c" officeooo:paragraph-rsid="0059790c"/>
    </style:style>
    <style:style style:name="P27" style:family="paragraph" style:parent-style-name="Terminal">
      <style:paragraph-properties fo:keep-with-next="always"/>
      <style:text-properties officeooo:paragraph-rsid="0060dd7a"/>
    </style:style>
    <style:style style:name="P28" style:family="paragraph" style:parent-style-name="Terminal">
      <style:text-properties officeooo:rsid="00670f70" officeooo:paragraph-rsid="00670f70"/>
    </style:style>
    <style:style style:name="P29" style:family="paragraph" style:parent-style-name="Standard">
      <style:paragraph-properties fo:margin-left="0.3937in" fo:margin-right="0in" fo:text-align="justify" style:justify-single-word="false" fo:text-indent="0in" style:auto-text-indent="false"/>
      <style:text-properties style:font-name="Liberation Serif" officeooo:rsid="0060dd7a" officeooo:paragraph-rsid="0060dd7a"/>
    </style:style>
    <style:style style:name="P30" style:family="paragraph" style:parent-style-name="Standard">
      <style:paragraph-properties fo:margin-left="0.3937in" fo:margin-right="0in" fo:text-align="justify" style:justify-single-word="false" fo:text-indent="0in" style:auto-text-indent="false">
        <style:tab-stops>
          <style:tab-stop style:position="0.4736in"/>
        </style:tab-stops>
      </style:paragraph-properties>
      <style:text-properties style:font-name="Liberation Serif" officeooo:rsid="004594fc" officeooo:paragraph-rsid="005606d4"/>
    </style:style>
    <style:style style:name="P31" style:family="paragraph" style:parent-style-name="NumberedTitle-1.1_2c_" style:list-style-name="MyNumbering">
      <style:text-properties officeooo:paragraph-rsid="00680484" fo:background-color="#ffff00"/>
    </style:style>
    <style:style style:name="T1" style:family="text">
      <style:text-properties fo:font-weight="bold" style:font-weight-asian="bold" style:font-weight-complex="bold"/>
    </style:style>
    <style:style style:name="T2" style:family="text">
      <style:text-properties fo:font-weight="bold" officeooo:rsid="00365b5e" style:font-weight-asian="bold" style:font-weight-complex="bold"/>
    </style:style>
    <style:style style:name="T3" style:family="text">
      <style:text-properties fo:font-weight="bold" officeooo:rsid="003cdfff" style:font-weight-asian="bold" style:font-weight-complex="bold"/>
    </style:style>
    <style:style style:name="T4" style:family="text">
      <style:text-properties fo:font-weight="bold" officeooo:rsid="003eac8b" style:font-weight-asian="bold" style:font-weight-complex="bold"/>
    </style:style>
    <style:style style:name="T5" style:family="text">
      <style:text-properties fo:font-weight="bold" officeooo:rsid="004469c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3cdfff" style:font-weight-asian="normal" style:font-weight-complex="normal"/>
    </style:style>
    <style:style style:name="T8" style:family="text">
      <style:text-properties fo:color="#008000"/>
    </style:style>
    <style:style style:name="T9" style:family="text">
      <style:text-properties fo:color="#008000" fo:font-weight="bold" style:font-weight-asian="bold" style:font-weight-complex="bold"/>
    </style:style>
    <style:style style:name="T10" style:family="text">
      <style:text-properties fo:color="#008000" fo:font-weight="bold" officeooo:rsid="00408a6e" style:font-weight-asian="bold" style:font-weight-complex="bold"/>
    </style:style>
    <style:style style:name="T11" style:family="text">
      <style:text-properties officeooo:rsid="00364717"/>
    </style:style>
    <style:style style:name="T12" style:family="text">
      <style:text-properties officeooo:rsid="00365b5e"/>
    </style:style>
    <style:style style:name="T13" style:family="text">
      <style:text-properties officeooo:rsid="003814d6"/>
    </style:style>
    <style:style style:name="T14" style:family="text">
      <style:text-properties officeooo:rsid="003b5f9e"/>
    </style:style>
    <style:style style:name="T15" style:family="text">
      <style:text-properties officeooo:rsid="003e4b9d"/>
    </style:style>
    <style:style style:name="T16" style:family="text">
      <style:text-properties officeooo:rsid="003eac8b"/>
    </style:style>
    <style:style style:name="T17" style:family="text">
      <style:text-properties officeooo:rsid="00408a6e"/>
    </style:style>
    <style:style style:name="T18" style:family="text">
      <style:text-properties officeooo:rsid="004406f8"/>
    </style:style>
    <style:style style:name="T19" style:family="text">
      <style:text-properties officeooo:rsid="004469cc"/>
    </style:style>
    <style:style style:name="T20" style:family="text">
      <style:text-properties officeooo:rsid="00479bb8"/>
    </style:style>
    <style:style style:name="T21" style:family="text">
      <style:text-properties officeooo:rsid="0049e4f3"/>
    </style:style>
    <style:style style:name="T22" style:family="text">
      <style:text-properties officeooo:rsid="004a13e3"/>
    </style:style>
    <style:style style:name="T23" style:family="text">
      <style:text-properties officeooo:rsid="0021a3d5"/>
    </style:style>
    <style:style style:name="T24" style:family="text">
      <style:text-properties officeooo:rsid="00228300"/>
    </style:style>
    <style:style style:name="T25" style:family="text">
      <style:text-properties style:font-name="Liberation Serif" officeooo:rsid="0034873c"/>
    </style:style>
    <style:style style:name="T26" style:family="text">
      <style:text-properties style:font-name="Liberation Serif" officeooo:rsid="00364717"/>
    </style:style>
    <style:style style:name="T27" style:family="text">
      <style:text-properties officeooo:rsid="0059790c"/>
    </style:style>
    <style:style style:name="T28" style:family="text">
      <style:text-properties officeooo:rsid="0060dd7a"/>
    </style:style>
    <style:style style:name="T29" style:family="text">
      <style:text-properties officeooo:rsid="00614659"/>
    </style:style>
    <style:style style:name="T30" style:family="text">
      <style:text-properties officeooo:rsid="00625cf3"/>
    </style:style>
    <style:style style:name="T31" style:family="text">
      <style:text-properties officeooo:rsid="006430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0"><text:span text:style-name="T23">SQL </text:span>questions</text:p>
      <text:p text:style-name="P14"/>
      <text:list xml:id="list1070341128289824637" text:style-name="MyNumbering">
        <text:list-item>
          <text:p text:style-name="NumberedTitle-1.">Basic operations</text:p>
        </text:list-item>
      </text:list>
      <text:p text:style-name="P1"/>
      <text:p text:style-name="Terminal"><text:span text:style-name="T1">UPDATE</text:span> <text:span text:style-name="Emphasis">table_name</text:span><text:line-break/><text:span text:style-name="T1">SET</text:span> <text:span text:style-name="Emphasis">column1</text:span>=<text:span text:style-name="Emphasis">value1</text:span>,<text:span text:style-name="Emphasis">column2</text:span>=<text:span text:style-name="Emphasis">value2</text:span>,...<text:line-break/><text:span text:style-name="T1">WHERE</text:span> <text:span text:style-name="Emphasis">some_column</text:span>=<text:span text:style-name="Emphasis">some_value</text:span>;</text:p>
      <text:p text:style-name="P3"/>
      <text:p text:style-name="Terminal"><text:span text:style-name="T1">INSERT INTO</text:span> <text:span text:style-name="Emphasis">table_name</text:span> (<text:span text:style-name="Emphasis">column1</text:span>,<text:span text:style-name="Emphasis">column2</text:span>,<text:span text:style-name="Emphasis">column3</text:span>,...)<text:line-break/><text:span text:style-name="T1">VALUES</text:span> (<text:span text:style-name="Emphasis">value1</text:span>,<text:span text:style-name="Emphasis">value2</text:span>,<text:span text:style-name="Emphasis">value3</text:span>,...);</text:p>
      <text:p text:style-name="P6"/>
      <text:p text:style-name="Terminal"><text:span text:style-name="T1">DELETE FROM </text:span><text:span text:style-name="Emphasis">table_name</text:span><text:line-break/><text:span text:style-name="T1">WHERE</text:span> <text:span text:style-name="Emphasis">some_column</text:span>=<text:span text:style-name="Emphasis">some_value</text:span>; </text:p>
      <text:p text:style-name="P3"/>
      <text:list xml:id="list194220715930752" text:continue-numbering="true" text:style-name="MyNumbering">
        <text:list-item>
          <text:p text:style-name="P22">SELECT exercising <text:span text:style-name="T27">1</text:span></text:p>
          <text:list>
            <text:list-item>
              <text:h text:style-name="NumberedTitle-1.1_2c_" text:outline-level="2">Using the following Table make a selection showing the the person who get more than 1000 in the year. Every record is for one person per month in the specific year.</text:h>
            </text:list-item>
          </text:list>
        </text:list-item>
      </text:list>
      <text:p text:style-name="P15"/>
      <text:p text:style-name="Terminal-Title">emp_bonus(empId, bonusAmount, date)</text:p>
      <text:p text:style-name="P17"><text:span text:style-name="T1">SELECT</text:span> "empId", sum("bonusAmount") </text:p>
      <text:p text:style-name="P17"><text:span text:style-name="T1">FROM</text:span> emp_bonus </text:p>
      <text:p text:style-name="P17"><text:span text:style-name="T1">WHERE</text:span> date=2000 </text:p>
      <text:p text:style-name="Terminal"><text:span text:style-name="T1">GROUP BY </text:span>"empId" <text:span text:style-name="T1">HAVING</text:span> sum("bonusAmount")&gt;1000;</text:p>
      <text:p text:style-name="P12"/>
      <text:list xml:id="list194220457196009" text:continue-numbering="true" text:style-name="MyNumbering">
        <text:list-item>
          <text:list>
            <text:list-item>
              <text:h text:style-name="NumberedTitle-1.1_2c_" text:outline-level="2">Using the following Table<text:span text:style-name="T24">s</text:span> make a selection showing the the <text:span text:style-name="T24">Runner who newer won a race</text:span></text:h>
            </text:list-item>
          </text:list>
        </text:list-item>
      </text:list>
      <text:p text:style-name="P15"/>
      <text:p text:style-name="Terminal-Title"><text:span text:style-name="T24">runner</text:span>(<text:span text:style-name="T24">id</text:span>)</text:p>
      <text:p text:style-name="Terminal-Title"><text:span text:style-name="T24">race</text:span>(<text:span text:style-name="T24">winer_id</text:span>, date)</text:p>
      <text:p text:style-name="Terminal-Title"/>
      <text:p text:style-name="Terminal"><text:span text:style-name="T1">SELECT </text:span>"<text:span text:style-name="T24">id</text:span>" FROM <text:span text:style-name="T24">runner</text:span></text:p>
      <text:p text:style-name="P18">EXCEPT</text:p>
      <text:p text:style-name="Terminal"><text:span text:style-name="T1">SELECT </text:span>"<text:span text:style-name="T24">winer_id</text:span>" FROM <text:span text:style-name="T24">race;</text:span></text:p>
      <text:p text:style-name="P13"/>
      <text:p text:style-name="Terminal"><text:span text:style-name="T1">SELECT</text:span> id from runner WHERE id</text:p>
      <text:p text:style-name="P18">NOT IN</text:p>
      <text:p text:style-name="Terminal">(<text:span text:style-name="T1">SELECT </text:span>winer_id <text:span text:style-name="T1">FROM RACE GROUP BY</text:span> winer_id);</text:p>
      <text:p text:style-name="P24"/>
      <text:p text:style-name="P25"/>
      <text:list xml:id="list194221802514995" text:continue-numbering="true" text:style-name="MyNumbering">
        <text:list-item>
          <text:p text:style-name="P26">SELECT excersize 2</text:p>
          <text:list>
            <text:list-item>
              <text:h text:style-name="NumberedTitle-1.1_2c_" text:outline-level="2">Preparation</text:h>
            </text:list-item>
          </text:list>
        </text:list-item>
      </text:list>
      <text:p text:style-name="P2"/>
      <text:p text:style-name="Terminal-Title">We do 3 tables for excersize</text:p>
      <text:p text:style-name="Terminal">CREATE TABLE alkalmazott (</text:p>
      <text:p text:style-name="Terminal"><text:s text:c="4"/>alk_azon integer NOT NULL,</text:p>
      <text:p text:style-name="Terminal"><text:s text:c="4"/>nev character varying NOT NULL,</text:p>
      <text:p text:style-name="Terminal"><text:s text:c="4"/>beosztas character varying NOT NULL,</text:p>
      <text:p text:style-name="Terminal"><text:s text:c="4"/>fonok integer,</text:p>
      <text:p text:style-name="Terminal"><text:s text:c="4"/>belepes date NOT NULL,</text:p>
      <text:p text:style-name="Terminal"><text:s text:c="4"/>fizetes numeric NOT NULL,</text:p>
      <text:p text:style-name="Terminal"><text:s text:c="4"/>jutalom numeric,</text:p>
      <text:p text:style-name="Terminal"><text:s text:c="4"/>oszt_azon integer</text:p>
      <text:p text:style-name="Terminal">);</text:p>
      <text:p text:style-name="Terminal"/>
      <text:p text:style-name="Terminal">CREATE SEQUENCE alkalmazott_alk_azon_seq</text:p>
      <text:p text:style-name="Terminal"><text:s text:c="4"/>START WITH 1</text:p>
      <text:p text:style-name="Terminal"><text:s text:c="4"/>INCREMENT BY 1</text:p>
      <text:p text:style-name="Terminal"><text:s text:c="4"/>NO MINVALUE</text:p>
      <text:p text:style-name="Terminal"><text:s text:c="4"/>NO MAXVALUE</text:p>
      <text:p text:style-name="Terminal"><text:s text:c="4"/>CACHE 1;</text:p>
      <text:p text:style-name="Terminal"/>
      <text:p text:style-name="Terminal">ALTER TABLE ONLY alkalmazott ALTER COLUMN alk_azon SET DEFAULT nextval('alkalmazott_alk_azon_seq'::regclass);</text:p>
      <text:p text:style-name="Terminal"/>
      <text:p text:style-name="Terminal">INSERT INTO alkalmazott VALUES (1, 'Kovács János', 'Fönök', NULL, '2010-10-10', 200, NULL, 1);</text:p>
      <text:p text:style-name="Terminal">INSERT INTO alkalmazott VALUES (2, 'Kiss Richard', 'Alkalmazott', 1, '2010-11-11', 150, 200, 1);</text:p>
      <text:p text:style-name="Terminal">INSERT INTO alkalmazott VALUES (3, 'Tóth Ferenc', 'Melós', 1, '2010-12-12', 510, 300, 1);</text:p>
      <text:p text:style-name="Terminal">INSERT INTO alkalmazott VALUES (4, 'Kiss Mihály', 'Fönök', NULL, '2009-09-09', 730, 100, 2);</text:p>
      <text:p text:style-name="Terminal">INSERT INTO alkalmazott VALUES (5, 'Balog Péter', 'Melós', 4, '2009-10-10', 325, 25, 2);</text:p>
      <text:p text:style-name="Terminal">INSERT INTO alkalmazott VALUES (7, 'Suszter Ede', 'Analyst', 4, '2010-04-04', 713, 1, 2);</text:p>
      <text:p text:style-name="Terminal">INSERT INTO alkalmazott VALUES (8, 'Kiss Kata', 'Fönök', NULL, '2001-01-01', 146, NULL, 3);</text:p>
      <text:p text:style-name="Terminal">INSERT INTO alkalmazott VALUES (9, 'Török Piroska', 'Melós', 8, '2003-08-08', 476, NULL, 3);</text:p>
      <text:p text:style-name="Terminal">INSERT INTO alkalmazott VALUES (11, 'Kovács Péter', 'Melós', 8, '2004-04-04', 612, NULL, 3);</text:p>
      <text:p text:style-name="Terminal">INSERT INTO alkalmazott VALUES (10, 'Kecskeméti Pál', 'Analyst', 8, '2002-02-02', 282, NULL, 3);</text:p>
      <text:p text:style-name="Terminal">INSERT INTO alkalmazott VALUES (12, 'Szabó Márton', 'Melós', NULL, '1998-08-08', 86, 200, NULL);</text:p>
      <text:p text:style-name="Terminal">INSERT INTO alkalmazott VALUES (6, 'Ferenci János', 'PM', 4, '2009-03-03', 433, 11, 2);</text:p>
      <text:p text:style-name="Terminal"/>
      <text:p text:style-name="Terminal">ALTER TABLE ONLY alkalmazott ADD CONSTRAINT alkalmazott_pkey PRIMARY KEY (alk_azon);</text:p>
      <text:p text:style-name="Terminal">ALTER TABLE ONLY alkalmazott <text:s/>ADD CONSTRAINT fkey_alkalmazott_fonok FOREIGN KEY (fonok) REFERENCES alkalmazott(alk_azon);</text:p>
      <text:p text:style-name="P7"/>
      <text:p text:style-name="Terminal">CREATE TABLE osztaly (</text:p>
      <text:p text:style-name="Terminal"><text:s text:c="4"/>oszt_azon integer NOT NULL,</text:p>
      <text:p text:style-name="Terminal"><text:s text:c="4"/>nev character varying NOT NULL,</text:p>
      <text:p text:style-name="Terminal"><text:s text:c="4"/>varos character varying NOT NULL</text:p>
      <text:p text:style-name="Terminal">);</text:p>
      <text:p text:style-name="Terminal"/>
      <text:p text:style-name="Terminal">CREATE SEQUENCE osztaly_oszt_azon_seq</text:p>
      <text:p text:style-name="Terminal"><text:s text:c="4"/>START WITH 1</text:p>
      <text:p text:style-name="Terminal"><text:s text:c="4"/>INCREMENT BY 1</text:p>
      <text:p text:style-name="Terminal"><text:s text:c="4"/>NO MINVALUE</text:p>
      <text:p text:style-name="Terminal"><text:s text:c="4"/>NO MAXVALUE</text:p>
      <text:p text:style-name="Terminal"><text:s text:c="4"/>CACHE 1;</text:p>
      <text:p text:style-name="Terminal"/>
      <text:p text:style-name="Terminal">ALTER TABLE ONLY osztaly ALTER COLUMN oszt_azon SET DEFAULT nextval('osztaly_oszt_azon_seq'::regclass);</text:p>
      <text:p text:style-name="Terminal"/>
      <text:p text:style-name="Terminal">INSERT INTO osztaly VALUES (1, 'Osztály1', 'Budapest');</text:p>
      <text:p text:style-name="Terminal">INSERT INTO osztaly VALUES (2, 'Osztály2', 'Esztergom');</text:p>
      <text:p text:style-name="Terminal">INSERT INTO osztaly VALUES (3, 'Osztály3', 'Kecskemét');</text:p>
      <text:p text:style-name="Terminal">INSERT INTO osztaly VALUES (4, 'Osztaly4', 'Miskolc');</text:p>
      <text:p text:style-name="Terminal"/>
      <text:p text:style-name="Terminal">ALTER TABLE ONLY osztaly ADD CONSTRAINT osztaly_pkey PRIMARY KEY (oszt_azon);</text:p>
      <text:p text:style-name="Terminal"/>
      <text:p text:style-name="Terminal">ALTER TABLE ONLY osztaly ADD CONSTRAINT ukey_osztaly_nev UNIQUE (nev);</text:p>
      <text:p text:style-name="P5"/>
      <text:p text:style-name="P16"><text:soft-page-break/>CREATE TABLE fiz_oszt (</text:p>
      <text:p text:style-name="P19"><text:s text:c="4"/>f_oszt integer NOT NULL,</text:p>
      <text:p text:style-name="P19"><text:s text:c="4"/>min numeric NOT NULL,</text:p>
      <text:p text:style-name="P19"><text:s text:c="4"/>max numeric NOT NULL,</text:p>
      <text:p text:style-name="P19"><text:s text:c="4"/>CONSTRAINT check_fiz_oszt_min_max CHECK ((min &lt; max))</text:p>
      <text:p text:style-name="P19">);</text:p>
      <text:p text:style-name="P19"/>
      <text:p text:style-name="P19">CREATE SEQUENCE fiz_oszt_f_oszt_seq</text:p>
      <text:p text:style-name="P27"><text:s text:c="4"/>START WITH 1<text:span text:style-name="T28">having (a.alk_azon) &gt; 3</text:span></text:p>
      <text:p text:style-name="P19"><text:s text:c="4"/>INCREMENT BY 1</text:p>
      <text:p text:style-name="P19"><text:s text:c="4"/>NO MINVALUE</text:p>
      <text:p text:style-name="P19"><text:s text:c="4"/>NO MAXVALUE</text:p>
      <text:p text:style-name="P19"><text:s text:c="4"/>CACHE 1;</text:p>
      <text:p text:style-name="P19"/>
      <text:p text:style-name="P19">ALTER TABLE ONLY fiz_oszt ALTER COLUMN f_oszt SET DEFAULT nextval('fiz_oszt_f_oszt_seq'::regclass);</text:p>
      <text:p text:style-name="P19"/>
      <text:p text:style-name="P19">INSERT INTO fiz_oszt VALUES (1, 0, 100);</text:p>
      <text:p text:style-name="P19">INSERT INTO fiz_oszt VALUES (2, 100, 500);</text:p>
      <text:p text:style-name="P19">INSERT INTO fiz_oszt VALUES (3, 500, 1000);</text:p>
      <text:p text:style-name="P19"/>
      <text:p text:style-name="Terminal">ALTER TABLE ONLY fiz_oszt ADD CONSTRAINT fiz_oszt_pkey PRIMARY KEY (f_oszt);</text:p>
      <text:p text:style-name="P5"/>
      <text:list xml:id="list194220696592568" text:continue-numbering="true" text:style-name="MyNumbering">
        <text:list-item>
          <text:list>
            <text:list-item>
              <text:h text:style-name="NumberedTitle-1.1_2c_" text:outline-level="2"><text:span text:style-name="T25">Select <text:tab/></text:span><text:span text:style-name="T26"> </text:span><text:span text:style-name="T25">which has more than 3 employee</text:span></text:h>
            </text:list-item>
          </text:list>
        </text:list-item>
      </text:list>
      <text:p text:style-name="Terminal">SELECT oszt_azon, avg(fizetes) <text:span text:style-name="T11">FROM</text:span> alkalmazott</text:p>
      <text:p text:style-name="Terminal"><text:span text:style-name="T1">GROUP BY</text:span> oszt_azon </text:p>
      <text:p text:style-name="Terminal"><text:span text:style-name="T1">HAVING </text:span>count(*) &gt; 3;</text:p>
      <text:p text:style-name="P5"/>
      <text:list xml:id="list194222305913701" text:continue-numbering="true" text:style-name="MyNumbering">
        <text:list-item>
          <text:list>
            <text:list-item>
              <text:h text:style-name="NumberedTitle-1.1_2c_" text:outline-level="2">Select the lowest salary by departmens (min(fizetes), max(fizetes))</text:h>
            </text:list-item>
          </text:list>
        </text:list-item>
      </text:list>
      <text:p text:style-name="Terminal">SELECT oszt_azon, min(fizetes), max(fizetes) FROM alkalmazott </text:p>
      <text:p text:style-name="Terminal">GROUP BY oszt_azon;</text:p>
      <text:p text:style-name="P29">having (a.alk_azon) &gt; 3</text:p>
      <text:list xml:id="list194220667353660" text:continue-numbering="true" text:style-name="MyNumbering">
        <text:list-item>
          <text:list>
            <text:list-item>
              <text:h text:style-name="NumberedTitle-1.1_2c_" text:outline-level="2">Calculate the number of Analysts</text:h>
            </text:list-item>
          </text:list>
        </text:list-item>
      </text:list>
      <text:p text:style-name="Terminal">SELECT count(*) FROM alkalmazott WHERE beosztas = 'Analyst';</text:p>
      <text:p text:style-name="P5"/>
      <text:list xml:id="list194220953691025" text:continue-numbering="true" text:style-name="MyNumbering">
        <text:list-item>
          <text:list>
            <text:list-item>
              <text:h text:style-name="NumberedTitle-1.1_2c_" text:outline-level="2">Select all employee with their department name</text:h>
            </text:list-item>
          </text:list>
        </text:list-item>
      </text:list>
      <text:p text:style-name="Terminal">SELECT alkalmazott.nev, beosztas, osztaly.nev</text:p>
      <text:p text:style-name="Terminal">FROM alkalmazott, osztaly</text:p>
      <text:p text:style-name="Terminal"><text:span text:style-name="T1">WHERE</text:span> alkalmazott.oszt_azon=osztaly.oszt_azon;</text:p>
      <text:p text:style-name="P5"/>
      <text:p text:style-name="Terminal">SELECT alkalmazott.nev, beosztas, osztaly.nev</text:p>
      <text:p text:style-name="Terminal">FROM alkalmazott </text:p>
      <text:p text:style-name="Terminal"><text:span text:style-name="T2">INNER JOIN</text:span><text:span text:style-name="T12"> osztaly </text:span><text:span text:style-name="T2">ON</text:span></text:p>
      <text:p text:style-name="Terminal"><text:s text:c="2"/><text:span text:style-name="T12">alkalmazott.oszt_azon=osztaly.oszt_azon;</text:span></text:p>
      <text:p text:style-name="P5"/>
      <text:list xml:id="list194222240785624" text:continue-numbering="true" text:style-name="MyNumbering">
        <text:list-item>
          <text:list>
            <text:list-item>
              <text:h text:style-name="NumberedTitle-1.1_2c_" text:outline-level="2">Show the <text:span text:style-name="T29">e</text:span>mployees salary categorys</text:h>
            </text:list-item>
          </text:list>
        </text:list-item>
      </text:list>
      <text:p text:style-name="Terminal">SELECT a.nev, <text:span text:style-name="T13">a.fizetes, f.f_oszt FROM alkalmazott a, fiz_oszt f</text:span></text:p>
      <text:p text:style-name="Terminal">WHERE a.fizetes <text:span text:style-name="T1">BETWEEN</text:span> f.min AND f.max;</text:p>
      <text:p text:style-name="P5"/>
      <text:list xml:id="list194221014654186" text:continue-numbering="true" text:style-name="MyNumbering">
        <text:list-item>
          <text:list>
            <text:list-item>
              <text:h text:style-name="NumberedTitle-1.1_2c_" text:outline-level="2">Create a list with all departmets and the employee of the department. We want to see the department which has no employee, but do not want to see employee which has NO department</text:h>
            </text:list-item>
          </text:list>
        </text:list-item>
      </text:list>
      <text:p text:style-name="Terminal">SELECT osztaly.oszt_azon, osztaly.nev, alkalmazott.nev</text:p>
      <text:p text:style-name="Terminal">FROM alkalmazott</text:p>
      <text:p text:style-name="Terminal"><text:span text:style-name="T1">RIGHT</text:span> JOIN osztaly ON</text:p>
      <text:p text:style-name="Terminal"><text:s text:c="2"/>alkalmazott.oszt_azon=osztaly.oszt_azon;</text:p>
      <text:p text:style-name="P5"/>
      <text:list xml:id="list194222356241942" text:continue-numbering="true" text:style-name="MyNumbering">
        <text:list-item>
          <text:list>
            <text:list-item>
              <text:h text:style-name="NumberedTitle-1.1_2c_" text:outline-level="2">Create a list with all departmets and the employee of the department. We want to see the employee which has NO department, but do not want to see department which has NO employee</text:h>
            </text:list-item>
          </text:list>
        </text:list-item>
      </text:list>
      <text:p text:style-name="P16">SELECT osztaly.oszt_azon, osztaly.nev, alkalmazott.nev</text:p>
      <text:p text:style-name="P19">FROM alkalmazott</text:p>
      <text:p text:style-name="P19"><text:span text:style-name="T1">LEFT </text:span>JOIN osztaly ON</text:p>
      <text:p text:style-name="Terminal"><text:s text:c="2"/>alkalmazott.oszt_azon=osztaly.oszt_azon;</text:p>
      <text:p text:style-name="P5"><text:soft-page-break/></text:p>
      <text:list xml:id="list194221761234897" text:continue-numbering="true" text:style-name="MyNumbering">
        <text:list-item>
          <text:list>
            <text:list-item>
              <text:h text:style-name="NumberedTitle-1.1_2c_" text:outline-level="2">Create a list with the employee name and his boss name. We do not want to see bosses and we do not wan to see employee has no boss</text:h>
            </text:list-item>
          </text:list>
        </text:list-item>
      </text:list>
      <text:p text:style-name="Terminal">SELECT <text:span text:style-name="T14">w.nev as "beosztott", w.beosztas, b.nev "fonoke", b.beosztas</text:span></text:p>
      <text:p text:style-name="Terminal">FROM alkalmazott as w</text:p>
      <text:p text:style-name="Terminal"><text:span text:style-name="T1">INNER JOIN</text:span> alkalmazott as b <text:span text:style-name="T1">ON</text:span></text:p>
      <text:p text:style-name="Terminal">w.fonok=b.alk_azon;</text:p>
      <text:p text:style-name="P5"/>
      <text:list xml:id="list194221361425537" text:continue-numbering="true" text:style-name="MyNumbering">
        <text:list-item>
          <text:list>
            <text:list-item>
              <text:h text:style-name="NumberedTitle-1.1_2c_" text:outline-level="2">Create a list with the employee name and his boss name. We want to see the bosses in the workers list. (their bosses will be NULL)</text:h>
            </text:list-item>
          </text:list>
        </text:list-item>
      </text:list>
      <text:p text:style-name="Terminal">SELECT <text:span text:style-name="T14">w.nev as "beosztott", w.beosztas, b.nev "fonoke", b.beosztas</text:span></text:p>
      <text:p text:style-name="Terminal">FROM alkalmazott as w</text:p>
      <text:p text:style-name="Terminal"><text:span text:style-name="T1">LEFT JOIN</text:span> alkalmazott as b <text:span text:style-name="T1">ON</text:span></text:p>
      <text:p text:style-name="Terminal">w.fonok=b.alk_azon;</text:p>
      <text:p text:style-name="P5"/>
      <text:list xml:id="list194221558091158" text:continue-numbering="true" text:style-name="MyNumbering">
        <text:list-item>
          <text:list>
            <text:list-item>
              <text:h text:style-name="NumberedTitle-1.1_2c_" text:outline-level="2">Select the employees who joined to the company before their boss</text:h>
            </text:list-item>
          </text:list>
        </text:list-item>
      </text:list>
      <text:p text:style-name="Terminal">SELECT <text:span text:style-name="T14">w.nev as "beosztott", w.belepes, b.nev "fonoke", b.belepes</text:span></text:p>
      <text:p text:style-name="Terminal">FROM alkalmazott as w</text:p>
      <text:p text:style-name="Terminal"><text:span text:style-name="T3">INNER JOIN </text:span><text:span text:style-name="T7">alkalmazott as b </text:span><text:span text:style-name="T3">ON</text:span></text:p>
      <text:p text:style-name="Terminal"><text:span text:style-name="T6">w.fonok=b.alk_azon </text:span><text:span text:style-name="T1">AND</text:span><text:span text:style-name="T6"> w.belepes&lt;b.belepes;</text:span></text:p>
      <text:p text:style-name="P7"/>
      <text:list xml:id="list194222693177194" text:continue-numbering="true" text:style-name="MyNumbering">
        <text:list-item>
          <text:list>
            <text:list-item>
              <text:h text:style-name="NumberedTitle-1.1_2c_" text:outline-level="2">Select the departments where ther is <text:span text:style-name="T16">or ther is NO </text:span>employee <text:span text:style-name="T16">(</text:span><text:span text:style-name="T4">UNION</text:span><text:span text:style-name="T16">) -ther will be NULL department if ther is employee without department</text:span></text:h>
            </text:list-item>
          </text:list>
        </text:list-item>
      </text:list>
      <text:p text:style-name="Terminal">SELECT oszt_azon FROM osztaly</text:p>
      <text:p text:style-name="Terminal">UNION</text:p>
      <text:p text:style-name="Terminal">SELECT oszt_azon FROM alkalmazott;</text:p>
      <text:p text:style-name="P7"/>
      <text:list xml:id="list194221086021509" text:continue-numbering="true" text:style-name="MyNumbering">
        <text:list-item>
          <text:list>
            <text:list-item>
              <text:h text:style-name="NumberedTitle-1.1_2c_" text:outline-level="2">Select the departments where ther is employee <text:span text:style-name="T16">(</text:span><text:span text:style-name="T4">INTERSECT</text:span><text:span text:style-name="T16">)</text:span></text:h>
            </text:list-item>
          </text:list>
        </text:list-item>
      </text:list>
      <text:p text:style-name="Terminal">SELECT oszt_azon FROM osztaly</text:p>
      <text:p text:style-name="Terminal">INTERSECT</text:p>
      <text:p text:style-name="Terminal">SELECT oszt_azon FROM alkalmazott;</text:p>
      <text:p text:style-name="P7"/>
      <text:list xml:id="list194222683126128" text:continue-numbering="true" text:style-name="MyNumbering">
        <text:list-item>
          <text:list>
            <text:list-item>
              <text:h text:style-name="NumberedTitle-1.1_2c_" text:outline-level="2">Select the departments where ther is no employee <text:span text:style-name="T16">(</text:span><text:span text:style-name="T4">EXCEPT</text:span><text:span text:style-name="T16">)</text:span></text:h>
            </text:list-item>
          </text:list>
        </text:list-item>
      </text:list>
      <text:p text:style-name="Terminal">SELECT oszt_azon FROM osztaly</text:p>
      <text:p text:style-name="Terminal">EXCEPT</text:p>
      <text:p text:style-name="Terminal">SELECT oszt_azon FROM alkalmazott;</text:p>
      <text:p text:style-name="P7"/>
      <text:list xml:id="list194222363948857" text:continue-numbering="true" text:style-name="MyNumbering">
        <text:list-item>
          <text:list>
            <text:list-item>
              <text:h text:style-name="NumberedTitle-1.1_2c_" text:outline-level="2">Find the employee with the lowes<text:span text:style-name="T30">t</text:span> salary</text:h>
            </text:list-item>
          </text:list>
        </text:list-item>
      </text:list>
      <text:p text:style-name="Terminal">SELECT a.nev, a.fizetes FROM alkalmazott a</text:p>
      <text:p text:style-name="Terminal">WHERE <text:span text:style-name="T17">a.</text:span><text:span text:style-name="T9">fizetes</text:span> = (</text:p>
      <text:p text:style-name="Terminal"><text:s text:c="2"/><text:span text:style-name="T17">SELECT min(</text:span><text:span text:style-name="T10">fizetes</text:span><text:span text:style-name="T17">) FROM alkalmazott</text:span></text:p>
      <text:p text:style-name="Terminal">);</text:p>
      <text:p text:style-name="P4"/>
      <text:list xml:id="list194220694196887" text:continue-numbering="true" text:style-name="MyNumbering">
        <text:list-item>
          <text:list>
            <text:list-item>
              <text:h text:style-name="NumberedTitle-1.1_2c_" text:outline-level="2">Collect the employee doing the same job as Szabó Márton</text:h>
            </text:list-item>
          </text:list>
        </text:list-item>
      </text:list>
      <text:p text:style-name="Terminal">SELECT nev, beosztas FROM alkalmazott</text:p>
      <text:p text:style-name="Terminal">WHERE <text:span text:style-name="T9">beosztas</text:span> =<text:span text:style-name="T15">(</text:span></text:p>
      <text:p text:style-name="Terminal"><text:s text:c="2"/><text:span text:style-name="T17">SELECT </text:span><text:span text:style-name="T10">beosztas</text:span><text:span text:style-name="T17"> FROM alkalmazott WHERE nev='Szabó Márton'</text:span></text:p>
      <text:p text:style-name="Terminal">);</text:p>
      <text:p text:style-name="P8"/>
      <text:list xml:id="list194221451817605" text:continue-numbering="true" text:style-name="MyNumbering">
        <text:list-item>
          <text:list>
            <text:list-item>
              <text:h text:style-name="NumberedTitle-1.1_2c_" text:outline-level="2">Collect the employee with the lowes<text:span text:style-name="T31">t</text:span> salary by department</text:h>
            </text:list-item>
          </text:list>
        </text:list-item>
      </text:list>
      <text:p text:style-name="Terminal">SELECT nev, fizetes, oszt_azon FROM alkalmazott</text:p>
      <text:p text:style-name="Terminal"><text:span text:style-name="T1">WHERE</text:span> (<text:span text:style-name="T9">oszt_azon, fizetes</text:span>)<text:span text:style-name="T1"> IN</text:span></text:p>
      <text:p text:style-name="Terminal"><text:s text:c="2"/>(SELECT <text:span text:style-name="T9">oszt_azon, min(fizetes)</text:span><text:span text:style-name="T1"> </text:span>FROM alkalmazott GROUP by oszt_azon);</text:p>
      <text:p text:style-name="P8"/>
      <text:list xml:id="list194221933288443" text:continue-numbering="true" text:style-name="MyNumbering">
        <text:list-item>
          <text:list>
            <text:list-item>
              <text:h text:style-name="NumberedTitle-1.1_2c_" text:outline-level="2">Collect the employee with the higher salary than the minimum salary in the <text:span text:style-name="T19">1</text:span>. department <text:span text:style-name="T18">(ANY)</text:span></text:h>
            </text:list-item>
          </text:list>
        </text:list-item>
      </text:list>
      <text:p text:style-name="P16">SELECT nev, fizetes, oszt_azon FROM alkalmazott</text:p>
      <text:p text:style-name="P19">WHERE <text:span text:style-name="T9">fizetes</text:span><text:span text:style-name="T1"> </text:span>&gt; <text:span text:style-name="T1">ANY</text:span></text:p>
      <text:p text:style-name="Terminal">(SELECT <text:span text:style-name="T9">fizetes</text:span><text:span text:style-name="T1"> </text:span>FROM alkalmazott WHERE oszt_azon=<text:span text:style-name="T19">1</text:span>);</text:p>
      <text:p text:style-name="P8"><text:soft-page-break/></text:p>
      <text:list xml:id="list194221545496219" text:continue-numbering="true" text:style-name="MyNumbering">
        <text:list-item>
          <text:list>
            <text:list-item>
              <text:h text:style-name="NumberedTitle-1.1_2c_" text:outline-level="2">Collect the employee with the higher salary than the <text:span text:style-name="T19">maximum</text:span> salary in the <text:span text:style-name="T19">1</text:span>. department <text:span text:style-name="T18">(ALL)</text:span></text:h>
            </text:list-item>
          </text:list>
        </text:list-item>
      </text:list>
      <text:p text:style-name="Terminal">SELECT nev, fizetes, oszt_azon FROM alkalmazott</text:p>
      <text:p text:style-name="Terminal">WHERE <text:span text:style-name="T9">fizetes</text:span><text:span text:style-name="T1"> </text:span>&gt; <text:span text:style-name="T5">ALL</text:span></text:p>
      <text:p text:style-name="Terminal">(SELECT <text:span text:style-name="T9">fizetes</text:span> FROM alkalmazott WHERE oszt_azon=<text:span text:style-name="T19">1</text:span>);</text:p>
      <text:p text:style-name="P8"/>
      <text:list xml:id="list194220954754190" text:continue-numbering="true" text:style-name="MyNumbering">
        <text:list-item>
          <text:list>
            <text:list-item>
              <text:h text:style-name="NumberedTitle-1.1_2c_" text:outline-level="2">Collect the jobs having higher <text:span text:style-name="T20">average </text:span>salary than the average <text:span text:style-name="T20">salary</text:span></text:h>
            </text:list-item>
          </text:list>
        </text:list-item>
      </text:list>
      <text:p text:style-name="Terminal">SELECT beosztas, avg(fizetes) from alkalmazott GROUP BY beosztas</text:p>
      <text:p text:style-name="Terminal">HAVING avg(fizetes) &gt; (SELECT avg(fizetes) FROM alkalmazott);</text:p>
      <text:p text:style-name="P8"/>
      <text:list xml:id="list194220930308719" text:continue-numbering="true" text:style-name="MyNumbering">
        <text:list-item>
          <text:list>
            <text:list-item>
              <text:h text:style-name="P31" text:outline-level="2"><text:span text:style-name="T20">Select</text:span> the <text:span text:style-name="T20">highest (by departments) average salary</text:span></text:h>
            </text:list-item>
          </text:list>
        </text:list-item>
      </text:list>
      <text:p text:style-name="Terminal">SELECT max(sel.avg) FROM</text:p>
      <text:p text:style-name="Terminal">(SELECT oszt_azon, avg(fizetes) as avg from alkalmazott GROUP BY oszt_azon) AS sel;</text:p>
      <text:p text:style-name="P9"/>
      <text:list xml:id="list194220995728556" text:continue-numbering="true" text:style-name="MyNumbering">
        <text:list-item>
          <text:list>
            <text:list-item>
              <text:h text:style-name="NumberedTitle-1.1_2c_" text:outline-level="2">Collect the employee who has higher salary than the average salary in the department</text:h>
            </text:list-item>
          </text:list>
        </text:list-item>
      </text:list>
      <text:p text:style-name="Terminal">SELECT nev, fizetes, oszt_azon FROM alkalmazott <text:span text:style-name="T8">a</text:span> </text:p>
      <text:p text:style-name="Terminal">WHERE <text:span text:style-name="T9">fizetes</text:span> &gt; (SELECT avg(<text:span text:style-name="T9">fizetes</text:span>) FROM alkalmazott WHERE oszt_azon=<text:span text:style-name="T8">a</text:span>.oszt_azon )</text:p>
      <text:p text:style-name="Terminal">ORDER BY oszt_azon;</text:p>
      <text:p text:style-name="P9"/>
      <text:list xml:id="list194222286827222" text:continue-numbering="true" text:style-name="MyNumbering">
        <text:list-item>
          <text:list>
            <text:list-item>
              <text:h text:style-name="NumberedTitle-1.1_2c_" text:outline-level="2"><text:span text:style-name="T21">Select</text:span> the employee<text:span text:style-name="T21">s</text:span> who has <text:span text:style-name="T21">at least one employee</text:span></text:h>
            </text:list-item>
          </text:list>
        </text:list-item>
      </text:list>
      <text:p text:style-name="Terminal">SELECT nev FROM alkalmazott b WHERE</text:p>
      <text:p text:style-name="Terminal">(SELECT <text:span text:style-name="T1">count(*)</text:span> FROM alkalmazott WHERE fonok=b.alk_azon) &gt; <text:span text:style-name="T9">0</text:span>;</text:p>
      <text:p text:style-name="Terminal"/>
      <text:p text:style-name="Terminal">SELECT nev FROM alkalmazott b </text:p>
      <text:p text:style-name="Terminal">WHERE <text:span text:style-name="T1">EXISTS</text:span> (SELECT * FROM alkalmazott WHERE fonok=b.alk_azon);</text:p>
      <text:p text:style-name="P9"/>
      <text:list xml:id="list194222013841698" text:continue-numbering="true" text:style-name="MyNumbering">
        <text:list-item>
          <text:list>
            <text:list-item>
              <text:h text:style-name="NumberedTitle-1.1_2c_" text:outline-level="2">Collect the employees who joined to the company last in their department</text:h>
            </text:list-item>
          </text:list>
        </text:list-item>
      </text:list>
      <text:p text:style-name="Terminal">SELECT nev, belepes, oszt_azon FROM alkalmazott </text:p>
      <text:p text:style-name="Terminal">WHERE (<text:span text:style-name="T9">oszt_azon, belepes</text:span>) <text:span text:style-name="T1">IN</text:span> (SELECT <text:span text:style-name="T9">oszt_azon</text:span><text:span text:style-name="T1">,</text:span> max(<text:span text:style-name="T9">belepes</text:span>) FROM alkalmazott GROUP BY oszt_azon);</text:p>
      <text:p text:style-name="P10"/>
      <text:list xml:id="list194221359043508" text:continue-numbering="true" text:style-name="MyNumbering">
        <text:list-item>
          <text:list>
            <text:list-item>
              <text:h text:style-name="NumberedTitle-1.1_2c_" text:outline-level="2">Collect the <text:span text:style-name="T22">department which has no employee</text:span></text:h>
            </text:list-item>
          </text:list>
        </text:list-item>
      </text:list>
      <text:p text:style-name="Terminal">SELECT * FROM osztaly o </text:p>
      <text:p text:style-name="Terminal">WHERE (SELECT <text:span text:style-name="T1">count(*)</text:span> FROM alkalmazott where oszt_azon=o.oszt_azon) = <text:span text:style-name="T9">0</text:span>;</text:p>
      <text:p text:style-name="P9"/>
      <text:p text:style-name="Terminal">SELECT * FROM osztaly o </text:p>
      <text:p text:style-name="Terminal">WHERE <text:span text:style-name="T1">NOT EXISTS</text:span> (SELECT * FROM alkalmazott where oszt_azon=o.oszt_azon);</text:p>
      <text:p text:style-name="P9"/>
      <text:p text:style-name="P28">SELECT oszt_azon FROM osztaly </text:p>
      <text:p text:style-name="P28">EXCEPT </text:p>
      <text:p text:style-name="P28">SELECT oszt_azon FROM alkalmazott WHERE oszt_azon IS NOT NULL</text:p>
      <text:list xml:id="list194222598005277" text:continue-numbering="true" text:style-name="MyNumbering">
        <text:list-item>
          <text:list>
            <text:list-item>
              <text:h text:style-name="NumberedTitle-1.1_2c_" text:outline-level="2">Find the department where the average salary is the highest</text:h>
            </text:list-item>
          </text:list>
        </text:list-item>
      </text:list>
      <text:p text:style-name="Terminal">SELECT oszt_azon, avg(fizetes) FROM alkalmazott a GROUP BY oszt_azon</text:p>
      <text:p text:style-name="Terminal">HAVING avg(fizetes) &gt; ALL</text:p>
      <text:p text:style-name="Terminal">(SELECT avg(fizetes) FROM alkalmazott WHERE oszt_azon != a.oszt_azon GROUP BY oszt_azon);</text:p>
      <text:p text:style-name="P11"/>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ITDocStyle" style:family="paragraph"/>
    <style:style style:name="MainTittle" style:family="paragraph" style:parent-style-name="MyITDocStyle">
      <style:paragraph-properties fo:margin-top="0in" fo:margin-bottom="0.1201in" loext:contextual-spacing="false" fo:text-align="center" style:justify-single-word="false"/>
      <style:text-properties style:font-name="Arial1" fo:font-family="Arial" style:font-style-name="Bold" style:font-family-generic="swiss" style:font-pitch="variable" fo:font-size="22pt" fo:font-weight="bold" style:font-size-asian="22pt" style:font-size-complex="22pt"/>
    </style:style>
    <style:style style:name="NumberedTitle-1." style:family="paragraph" style:parent-style-name="MyITDocStyle" style:list-style-name="MyNumbering" style:master-page-name="">
      <style:paragraph-properties fo:margin-top="0.0783in" fo:margin-bottom="0in" loext:contextual-spacing="false" fo:text-align="justify" style:justify-single-word="false" style:page-number="auto" fo:keep-with-next="always">
        <style:tab-stops/>
      </style:paragraph-properties>
      <style:text-properties style:font-name="Arial1" fo:font-family="Arial" style:font-style-name="Bold" style:font-family-generic="swiss" style:font-pitch="variable" fo:font-weight="bold" fo:background-color="transparent" style:font-size-asian="10.5pt"/>
    </style:style>
    <style:style style:name="Normal_20_bekezdes" style:display-name="Normal bekezdes" style:family="paragraph" style:parent-style-name="MyITDocStyle">
      <loext:graphic-properties draw:fill="none" draw:fill-color="#99ccff"/>
      <style:paragraph-properties fo:margin-left="0.25in" fo:margin-right="0in" fo:margin-top="0.0783in" fo:margin-bottom="0in" loext:contextual-spacing="false" fo:text-align="justify" style:justify-single-word="false" fo:text-indent="0.1252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0391074" style:font-size-asian="11pt" style:font-weight-asian="normal" style:font-size-complex="11pt" style:font-weight-complex="normal"/>
    </style:style>
    <style:style style:name="Reszletezes-NormalBekezdes" style:family="paragraph" style:parent-style-name="MyITDocStyle">
      <loext:graphic-properties draw:fill="none" draw:fill-color="#99ccff"/>
      <style:paragraph-properties fo:margin-left="1.4598in" fo:margin-right="0in" fo:margin-top="0.0783in" fo:margin-bottom="0in" loext:contextual-spacing="false" fo:text-align="justify" style:justify-single-word="false" fo:text-indent="-1in" style:auto-text-indent="false" fo:background-color="transparent">
        <style:tab-stops/>
      </style:paragraph-properties>
      <style:text-properties style:font-name="Arial2" fo:font-family="Arial" style:font-style-name="Regular" style:font-family-generic="swiss" style:font-pitch="variable" fo:font-size="11pt" style:text-underline-style="none" fo:font-weight="normal" officeooo:rsid="0320f1c4" style:font-size-asian="10pt" style:font-weight-asian="normal" style:font-size-complex="10pt" style:font-weight-complex="normal"/>
    </style:style>
    <style:style style:name="Reszletezes-NormalBekezdes-Folytatas" style:family="paragraph" style:parent-style-name="MyITDocStyle">
      <loext:graphic-properties draw:fill="none" draw:fill-color="#729fcf"/>
      <style:paragraph-properties fo:margin-left="1.4598in" fo:margin-right="0in" fo:text-align="justify" style:justify-single-word="false" fo:text-indent="0in" style:auto-text-indent="false" fo:background-color="transparent"/>
      <style:text-properties style:font-name="Arial" fo:font-family="Arial" style:font-family-generic="swiss" style:font-pitch="variable" fo:font-size="11pt" style:font-size-asian="11pt" style:font-size-complex="11pt"/>
    </style:style>
    <style:style style:name="NumberedTitle-1.1_2c_" style:display-name="NumberedTitle-1.1," style:family="paragraph" style:parent-style-name="MyITDocStyle" style:default-outline-level="2" style:list-style-name="MyNumbering" style:master-page-name="">
      <style:paragraph-properties fo:margin-top="0.1in" fo:margin-bottom="0in" loext:contextual-spacing="false" fo:text-align="justify" style:justify-single-word="false" style:page-number="auto" fo:keep-with-next="always"/>
      <style:text-properties style:font-name="Arial2" fo:font-family="Arial" style:font-style-name="Regular" style:font-family-generic="swiss" style:font-pitch="variable" fo:font-weight="normal" style:font-size-asian="10.5pt"/>
    </style:style>
    <style:style style:name="Terminal" style:family="paragraph" style:parent-style-name="MyITDocStyle">
      <loext:graphic-properties draw:fill="solid" draw:fill-color="#e6e6e6" draw:opacity="100%"/>
      <style:paragraph-properties fo:margin-left="0.6866in" fo:margin-right="0in" fo:margin-top="0in" fo:margin-bottom="0in" loext:contextual-spacing="false" fo:text-indent="0in" style:auto-text-indent="false" fo:background-color="#e6e6e6">
        <style:tab-stops>
          <style:tab-stop style:position="0.672in"/>
          <style:tab-stop style:position="0.9091in"/>
          <style:tab-stop style:position="1.1457in"/>
          <style:tab-stop style:position="1.3827in"/>
          <style:tab-stop style:position="1.6953in"/>
        </style:tab-stops>
      </style:paragraph-properties>
      <style:text-properties style:font-name="Arial" fo:font-family="Arial" style:font-family-generic="swiss" style:font-pitch="variable" fo:font-size="9pt" officeooo:rsid="0020c8ed" style:font-size-asian="9pt" style:font-size-complex="9pt"/>
    </style:style>
    <style:style style:name="Terminal-Title" style:family="paragraph" style:parent-style-name="MyITDocStyle">
      <loext:graphic-properties draw:fill="none" draw:fill-color="#729fcf"/>
      <style:paragraph-properties fo:margin-left="0.6866in" fo:margin-right="0in" fo:text-indent="0in" style:auto-text-indent="false" fo:background-color="transparent"/>
      <style:text-properties style:font-name="Arial" fo:font-family="Arial" style:font-family-generic="swiss" style:font-pitch="variable" fo:font-size="11pt" officeooo:rsid="0021ddd4" style:font-size-asian="11pt" style:font-size-complex="11pt"/>
    </style:style>
    <style:style style:name="Numbering_20_Symbols" style:display-name="Numbering Symbols" style:family="text"/>
    <style:style style:name="Line_20_numbering" style:display-name="Line numbering"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0.2319in" fo:text-indent="-0.2319in" fo:margin-left="0.2319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3154in" fo:margin-left="0.3154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nothing" fo:text-indent="-0.3154in" fo:margin-left="0.3154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1929in" fo:text-indent="-0.3154in" fo:margin-left="0.3154in"/>
        </style:list-level-properties>
        <style:text-properties style:font-name="OpenSymbol"/>
      </text:list-level-style-bullet>
    </text:list-style>
    <text:list-style style:name="MyNumbering">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in" fo:text-indent="-0.45in" fo:margin-left="0.7in"/>
        </style:list-level-properties>
      </text:list-level-style-number>
      <text:list-level-style-number text:level="3" style:num-suffix="." style:num-format="1" text:display-levels="3">
        <style:list-level-properties text:list-level-position-and-space-mode="label-alignment">
          <style:list-level-label-alignment text:label-followed-by="space" fo:text-indent="-0.6in" fo:margin-left="0.6in"/>
        </style:list-level-properties>
      </text:list-level-style-number>
      <text:list-level-style-number text:level="4" style:num-suffix="." style:num-format="1">
        <style:list-level-properties text:list-level-position-and-space-mode="label-alignment">
          <style:list-level-label-alignment text:label-followed-by="space" fo:text-indent="-0.6in" fo:margin-left="0.6in"/>
        </style:list-level-properties>
      </text:list-level-style-number>
      <text:list-level-style-number text:level="5" style:num-suffix="." style:num-format="1">
        <style:list-level-properties text:list-level-position-and-space-mode="label-alignment">
          <style:list-level-label-alignment text:label-followed-by="space" fo:text-indent="-0.6in" fo:margin-left="0.6in"/>
        </style:list-level-properties>
      </text:list-level-style-number>
      <text:list-level-style-number text:level="6" style:num-suffix="." style:num-format="1">
        <style:list-level-properties text:list-level-position-and-space-mode="label-alignment">
          <style:list-level-label-alignment text:label-followed-by="space" fo:text-indent="-0.6in" fo:margin-left="0.6in"/>
        </style:list-level-properties>
      </text:list-level-style-number>
      <text:list-level-style-number text:level="7" style:num-suffix="." style:num-format="1">
        <style:list-level-properties text:list-level-position-and-space-mode="label-alignment">
          <style:list-level-label-alignment text:label-followed-by="space" fo:text-indent="-0.6in" fo:margin-left="0.6in"/>
        </style:list-level-properties>
      </text:list-level-style-number>
      <text:list-level-style-number text:level="8" style:num-suffix="." style:num-format="1">
        <style:list-level-properties text:list-level-position-and-space-mode="label-alignment">
          <style:list-level-label-alignment text:label-followed-by="space" fo:text-indent="-0.6in" fo:margin-left="0.6in"/>
        </style:list-level-properties>
      </text:list-level-style-number>
      <text:list-level-style-number text:level="9" style:num-suffix="." style:num-format="1">
        <style:list-level-properties text:list-level-position-and-space-mode="label-alignment">
          <style:list-level-label-alignment text:label-followed-by="space" fo:text-indent="-0.6in" fo:margin-left="0.6in"/>
        </style:list-level-properties>
      </text:list-level-style-number>
      <text:list-level-style-number text:level="10" style:num-suffix="." style:num-format="1">
        <style:list-level-properties text:list-level-position-and-space-mode="label-alignment">
          <style:list-level-label-alignment text:label-followed-by="space" fo:text-indent="-0.6in" fo:margin-left="0.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311in" fo:margin-bottom="0.6516in" fo:margin-left="0.5965in" fo:margin-right="0.427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5:00:38.259441092</meta:creation-date>
    <dc:date>2017-10-05T19:42:17.042907137</dc:date>
    <meta:editing-duration>P1DT11H5M11S</meta:editing-duration>
    <meta:editing-cycles>96</meta:editing-cycles>
    <meta:generator>LibreOffice/5.1.6.2$Linux_x86 LibreOffice_project/10m0$Build-2</meta:generator>
    <meta:print-date>2015-04-12T21:38:23.002219474</meta:print-date>
    <meta:document-statistic meta:table-count="0" meta:image-count="0" meta:object-count="0" meta:page-count="5" meta:paragraph-count="200" meta:word-count="1313" meta:character-count="9330" meta:non-whitespace-character-count="8099"/>
  </office:meta>
</office:document-meta>
</file>